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A000002EC0000012D12B7AE4B.svm" manifest:media-type=""/>
  <manifest:file-entry manifest:full-path="Pictures/20000072000007BB00000179F78E1EE2.svm" manifest:media-type=""/>
  <manifest:file-entry manifest:full-path="Pictures/200000FA00000A9400000332FEA8455A.svm" manifest:media-type=""/>
  <manifest:file-entry manifest:full-path="Pictures/2000003A0000041500000124F80629C0.svm" manifest:media-type=""/>
  <manifest:file-entry manifest:full-path="Pictures/2000004A000004100000034A76511559.svm" manifest:media-type=""/>
  <manifest:file-entry manifest:full-path="Pictures/200000F2000009010000047CA3E1E280.svm" manifest:media-type=""/>
  <manifest:file-entry manifest:full-path="Pictures/20000082000008FB00000198E1660D8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TexMathsArgs="14§display§\frac{1}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cm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TexMathsArgs="11§display§\splitratio_{2(\link-1)}\fout{2\left(\link-1\right)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latex§$\quad$\\&#10;$\splitratio_{2(\link-1)}\fout{2\left(\link-1\right)}{} = $\\&#10;$p_{2(\link-1)}\fout{2\link-1}{} 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fout{2\link-1}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latex§$\quad$\\&#10;$\fin{2\link}{}=$\\&#10;$\splitratio_{2(\link-1)}\fout{2\left(\link-1\right)}{}$\\&#10;$+\fout{2\link-1}{}$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0.479cm" svg:x2="3.286cm" svg:y2="7.21cm">
          <text:p/>
        </draw:line>
        <draw:line draw:style-name="gr1" draw:text-style-name="P1" draw:layer="layout" svg:x1="9.131cm" svg:y1="7.21cm" svg:x2="3.286cm" svg:y2="7.21cm">
          <text:p/>
        </draw:line>
        <draw:line draw:style-name="gr2" draw:text-style-name="P1" draw:layer="layout" svg:x1="6.297cm" svg:y1="7.21cm" svg:x2="6.297cm" svg:y2="2.782cm">
          <text:p/>
        </draw:line>
        <draw:line draw:style-name="gr3" draw:text-style-name="P1" draw:layer="layout" svg:x1="3.286cm" svg:y1="7.21cm" svg:x2="4.302cm" svg:y2="0.352cm">
          <text:p/>
        </draw:line>
        <draw:line draw:style-name="gr4" draw:text-style-name="P1" draw:layer="layout" svg:x1="3.286cm" svg:y1="1.495cm" svg:x2="8.62cm" svg:y2="7.21cm">
          <text:p/>
        </draw:line>
        <draw:frame draw:style-name="gr5" draw:text-style-name="P1" draw:layer="layout" svg:width="1.046cm" svg:height="0.42cm" svg:x="5.784cm" svg:y="7.337cm">
          <draw:image xlink:href="Pictures/2000002A000002EC0000012D12B7AE4B.svm" xlink:type="simple" xlink:show="embed" xlink:actuate="onLoad">
            <text:p/>
          </draw:image>
        </draw:frame>
        <draw:path draw:style-name="gr6" draw:text-style-name="P1" draw:layer="layout" svg:width="1.523cm" svg:height="1.523cm" draw:transform="rotate (-1.5707963267949) translate (8.62cm 3.921cm)" svg:viewBox="0 0 1524 1524" svg:d="m0 0c1218 0 1524 1524 1524 1524">
          <text:p/>
        </draw:path>
        <draw:custom-shape draw:style-name="gr7" draw:text-style-name="P1" draw:layer="layout" svg:width="0.508cm" svg:height="0.508cm" svg:x="4.175cm" svg:y="2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2.765cm" svg:x2="3.286cm" svg:y2="2.765cm">
          <text:p/>
        </draw:line>
        <draw:frame draw:style-name="gr9" draw:text-style-name="P1" draw:layer="layout" svg:width="2.769cm" svg:height="0.526cm" svg:x="0.365cm" svg:y="2.384cm">
          <draw:image xlink:href="Pictures/20000072000007BB00000179F78E1EE2.svm" xlink:type="simple" xlink:show="embed" xlink:actuate="onLoad">
            <text:p/>
          </draw:image>
        </draw:frame>
        <draw:line draw:style-name="gr2" draw:text-style-name="P1" draw:layer="layout" svg:x1="3.286cm" svg:y1="2.765cm" svg:x2="6.297cm" svg:y2="2.782cm">
          <text:p/>
        </draw:line>
        <draw:path draw:style-name="gr6" draw:text-style-name="P1" draw:layer="layout" svg:width="1.139cm" svg:height="0.153cm" draw:transform="rotate (-2.89654842660979) translate (5.445cm 1.254cm)" svg:viewBox="0 0 1140 154" svg:d="m0 0c524 0 1140 154 1140 154">
          <text:p/>
        </draw:path>
        <draw:path draw:style-name="gr10" draw:text-style-name="P1" draw:layer="layout" svg:width="1.037cm" svg:height="0.436cm" draw:transform="rotate (1.5707963267949) translate (7.19514659685864cm 7.234cm)" svg:viewBox="0 0 1038 437" svg:d="m0 0c649 0 1038 437 1038 437">
          <text:p/>
        </draw:path>
        <draw:frame draw:style-name="gr11" draw:text-style-name="P1" draw:layer="layout" svg:width="1.455cm" svg:height="1.177cm" svg:x="8.493cm" svg:y="5.572cm">
          <draw:image xlink:href="Pictures/2000004A000004100000034A76511559.svm" xlink:type="simple" xlink:show="embed" xlink:actuate="onLoad">
            <text:p/>
          </draw:image>
        </draw:frame>
        <draw:path draw:style-name="gr12" draw:text-style-name="P1" draw:layer="layout" svg:width="1.166cm" svg:height="0.448cm" draw:transform="rotate (-2.35619449019235) translate (8.493cm 6.334cm)" svg:viewBox="0 0 1167 449" svg:d="m0 0c718 0 1167 449 1167 449">
          <text:p/>
        </draw:path>
        <draw:frame draw:style-name="gr13" draw:text-style-name="P1" draw:layer="layout" svg:width="2.528cm" svg:height="0.448cm" svg:x="0.504cm" svg:y="0.425cm">
          <draw:image xlink:href="Pictures/20000082000008FB00000198E1660D88.svm" xlink:type="simple" xlink:show="embed" xlink:actuate="onLoad">
            <text:p/>
          </draw:image>
        </draw:frame>
        <draw:frame draw:style-name="gr14" draw:text-style-name="P1" draw:layer="layout" svg:width="3.248cm" svg:height="0.98cm" svg:x="5.445cm" svg:y="0.782cm">
          <draw:image xlink:href="Pictures/200000FA00000A9400000332FEA8455A.svm" xlink:type="simple" xlink:show="embed" xlink:actuate="onLoad">
            <text:p/>
          </draw:image>
        </draw:frame>
        <draw:frame draw:style-name="gr15" draw:text-style-name="P1" draw:layer="layout" svg:width="1.462cm" svg:height="0.407cm" svg:x="8.493cm" svg:y="7.451cm">
          <draw:image xlink:href="Pictures/2000003A0000041500000124F80629C0.svm" xlink:type="simple" xlink:show="embed" xlink:actuate="onLoad">
            <text:p/>
          </draw:image>
        </draw:frame>
        <draw:frame draw:style-name="gr16" draw:text-style-name="P1" draw:layer="layout" svg:width="2.765cm" svg:height="1.376cm" svg:x="6.744cm" svg:y="2.651cm">
          <draw:image xlink:href="Pictures/200000F2000009010000047CA3E1E28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31T22:59:08</dc:date>
    <dc:creator>Jack Reilly</dc:creator>
    <meta:editing-duration>PT32M51S</meta:editing-duration>
    <meta:editing-cycles>19</meta:editing-cycles>
    <meta:generator>LibreOffice/3.6$MacOSX_x86 LibreOffice_project/2ef5aff-a6fb0ff-166bdff-cf087ad-0f1389</meta:generator>
    <meta:document-statistic meta:object-count="19"/>
  </office:meta>
</office:document-meta>
</file>